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I CONSA YOLA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35008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44350084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45705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NDOZA GORDILLO, ELIZABETH YURE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131064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30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0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779693</text:p>
          </table:table-cell>
          <table:table-cell table:style-name="Tabla2.D3" office:value-type="string">
            <text:p text:style-name="P17">130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DEPOSITO MENOS LOS S/2.00 DE COMISION LA CUAL INDICA QUE EN SU SIGUIENTE PEDIDO ESTARA ABONANDO LA DIFERENCIA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51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